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font-name="Liberation Seri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tyle="normal" style:text-underline-style="none" style:font-style-asian="normal" style:font-style-complex="normal"/>
    </style:style>
    <style:style style:name="T5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font-name="Liberation Serif" style:text-underline-style="none"/>
    </style:style>
    <style:style style:name="T8" style:family="text">
      <style:text-properties style:font-name="Liberation Serif" style:text-underline-style="none" fo:font-weight="normal" style:font-weight-asian="normal" style:font-weight-complex="normal"/>
    </style:style>
    <style:style style:name="T9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ncer Herzberg</text:p>
      <text:p text:style-name="P2">Final Deliverables</text:p>
      <text:p text:style-name="P2"/>
      <text:p text:style-name="Standard"/>
      <text:p text:style-name="Standard"/>
      <text:p text:style-name="Standard"><text:span text:style-name="T1">All code is hosted at:</text:span> </text:p>
      <text:p text:style-name="Standard"><text:a xlink:type="simple" xlink:href="http://code.google.com/p/mathapp"><text:span text:style-name="T3"/></text:a></text:p>
      <text:p text:style-name="Standard"><text:a xlink:type="simple" xlink:href="http://code.google.com/p/mathapp"><text:span text:style-name="T4"><text:tab/></text:span></text:a><text:a xlink:type="simple" xlink:href="http://code.google.com/p/mathapp"><text:span text:style-name="T6">http://code.google.com/p/mathapp</text:span></text:a></text:p>
      <text:p text:style-name="Standard"/>
      <text:p text:style-name="P1">How to check out code:</text:p>
      <text:p text:style-name="Standard"><text:span text:style-name="T2"/></text:p>
      <text:p text:style-name="Standard"><text:span text:style-name="T7"><text:tab/></text:span><text:bookmark text:name="checkoutcmd"/><text:span text:style-name="Teletype"><text:span text:style-name="T8">svn</text:span></text:span><text:span text:style-name="Teletype"><text:span text:style-name="T5"> checkout </text:span></text:span><text:span text:style-name="Teletype"><text:span text:style-name="Strong_20_Emphasis"><text:span text:style-name="Emphasis"><text:span text:style-name="T5">http</text:span></text:span></text:span></text:span><text:span text:style-name="Teletype"><text:span text:style-name="T5">://mathapp.goog</text:span></text:span><text:span text:style-name="Teletype"><text:span text:style-name="T8">lecode.com/svn/trunk/ mathapp-read-only</text:span></text:span></text:p>
      <text:p text:style-name="Standard"><text:span text:style-name="Teletype"><text:span text:style-name="T8"/></text:span></text:p>
      <text:p text:style-name="Standard"><text:span text:style-name="Teletype"><text:span text:style-name="T9">Documentation:</text:span></text:span></text:p>
      <text:p text:style-name="Standard"><text:span text:style-name="Teletype"><text:span text:style-name="T8"/></text:span></text:p>
      <text:p text:style-name="Standard"><text:span text:style-name="Teletype"><text:span text:style-name="T8"><text:tab/></text:span></text:span><text:a xlink:type="simple" xlink:href="http://code.google.com/p/mathapp/source/browse/trunk/docs"><text:span text:style-name="Teletype"><text:span text:style-name="T9">http://code.google.com/p/mathapp/source/browse/trunk/docs</text:span></text:span></text:a></text:p>
      <text:p text:style-name="Standard"><text:span text:style-name="Teletype"><text:span text:style-name="T8"/></text:span></text:p>
      <text:p text:style-name="Standard"><text:span text:style-name="Teletype"><text:span text:style-name="T9">Dependencies:</text:span></text:span></text:p>
      <text:p text:style-name="Standard"><text:span text:style-name="Teletype"><text:span text:style-name="T8"/></text:span></text:p>
      <text:p text:style-name="Standard"><text:span text:style-name="Teletype"><text:span text:style-name="T8"><text:tab/>Scipy</text:span></text:span></text:p>
      <text:p text:style-name="Standard"><text:span text:style-name="Teletype"><text:span text:style-name="T8"><text:tab/>Numpy</text:span></text:span></text:p>
      <text:p text:style-name="Standard"><text:span text:style-name="Teletype"><text:span text:style-name="T8"><text:tab/>Matplotlib</text:span></text:span></text:p>
      <text:p text:style-name="Standard"><text:span text:style-name="Teletype"><text:span text:style-name="T8"><text:tab/>PyQt4</text:span></text:span></text:p>
      <text:p text:style-name="Standard"><text:span text:style-name="Teletype"><text:span text:style-name="T8"/></text:span></text:p>
      <text:p text:style-name="Standard"><text:span text:style-name="Teletype"><text:span text:style-name="T9">Project Status:</text:span></text:span></text:p>
      <text:p text:style-name="Standard"><text:span text:style-name="Teletype"><text:span text:style-name="T8"/></text:span></text:p>
      <text:p text:style-name="Standard"><text:span text:style-name="Teletype"><text:span text:style-name="T8"><text:tab/>The application is fully functioning. Full textual output from the plugins is working. This is the bulk of the application anyways so I made sure that it was working perfectly. Graphing from a plugin is not working at this time. Even though this is not working I do not plan on leaving the project in this state. I will be working with Dr. Neil throughout May term and will be making sure that it is ready for MA214 Fall 2009. I will also be improving the code to make it more efficient and user friendly.</text:span></text:span></text:p>
      <text:p text:style-name="Standard"><text:span text:style-name="Teletype"><text:span text:style-name="T8"/></text:span></text:p>
      <text:p text:style-name="Standard"><text:span text:style-name="Teletype"><text:span text:style-name="T8"><text:tab/>To install the application, you must install all of the dependencies separately at this time. I plan on making a .deb installer for Linux, and a Windows installer so regular users don't have to worry about installing the application manually. <text:s/>Documentation is somewhat started. This is something that I will be working on throughout May as well.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pencer Herzberg</meta:initial-creator>
    <meta:creation-date>2009-04-15T11:01:12</meta:creation-date>
    <dc:creator>Spencer Herzberg</dc:creator>
    <dc:date>2009-04-20T10:53:09</dc:date>
    <meta:editing-cycles>33</meta:editing-cycles>
    <meta:editing-duration>PT14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95" meta:character-count="1166"/>
  </office:meta>
</office:document-meta>
</file>